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402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ast Sq. m b: [-7.50000e-02 <text:s/>2.84325e+02] <text:span text:style-name="T1">1</text:span></text:p>
      <text:p text:style-name="Standard">Least Sq. m b: [-9.83606557e-02 <text:s/>1.77147541e+02]</text:p>
      <text:p text:style-name="Standard">Least Sq. m b: [-8.54700855e-02 <text:s/>1.73435897e+02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7T19:19:44.363174619</meta:creation-date>
    <dc:date>2019-04-07T19:22:32.055982345</dc:date>
    <meta:editing-duration>PT2M51S</meta:editing-duration>
    <meta:editing-cycles>1</meta:editing-cycles>
    <meta:document-statistic meta:table-count="0" meta:image-count="0" meta:object-count="0" meta:page-count="1" meta:paragraph-count="3" meta:word-count="19" meta:character-count="140" meta:non-whitespace-character-count="121"/>
    <meta:generator>LibreOffice/6.0.7.3$Linux_X86_64 LibreOffice_project/00m0$Build-3</meta:generator>
  </office:meta>
</office:document-meta>
</file>